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cm" fo:min-width="0cm"/>
    </style:style>
    <style:style style:name="gr9" style:family="graphic" style:parent-style-name="standard">
      <style:graphic-properties draw:stroke="solid" svg:stroke-width="0.026cm" svg:stroke-color="#4a7ebb" draw:stroke-linejoin="round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4f81bd" draw:marker-start="msArrowOpenEnd_20_5" draw:marker-start-width="0.319cm" draw:marker-start-center="false" draw:marker-end="msArrowOpenEnd_20_5" draw:marker-end-width="0.319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c__20_Content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no-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  <style:text-properties fo:font-size="72pt" style:font-size-asian="72pt" style:font-size-complex="72pt"/>
    </style:style>
    <style:style style:name="P4" style:family="paragraph">
      <style:paragraph-properties fo:text-align="start" style:font-independent-line-spacing="true"/>
      <style:text-properties fo:font-size="72pt" style:font-size-asian="72pt" style:font-size-complex="72pt"/>
    </style:style>
    <style:style style:name="P5" style:family="paragraph">
      <style:paragraph-properties fo:margin-top="0cm" fo:margin-bottom="0cm"/>
      <style:text-properties fo:font-size="26pt" style:font-size-asian="26pt" style:font-size-complex="26pt"/>
    </style:style>
    <style:style style:name="P6" style:family="paragraph">
      <style:paragraph-properties fo:margin-top="0cm" fo:margin-bottom="0cm" fo:line-height="100%" fo:text-align="center"/>
      <style:text-properties fo:font-size="26pt" style:font-size-asian="26pt" style:font-size-complex="26pt"/>
    </style:style>
    <style:style style:name="P7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8" style:family="paragraph">
      <style:text-properties fo:color="#579d1c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color="#3465a4" fo:font-size="40pt" style:font-size-asian="40pt" style:font-size-complex="40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center"/>
      <style:text-properties fo:color="#3465a4" fo:font-size="72pt" style:font-size-asian="72pt" style:font-size-complex="72pt"/>
    </style:style>
    <style:style style:name="P15" style:family="paragraph">
      <style:text-properties fo:color="#3465a4" fo:font-size="48pt" style:font-size-asian="48pt" style:font-size-complex="48pt"/>
    </style:style>
    <style:style style:name="P16" style:family="paragraph">
      <style:text-properties fo:color="#333333" fo:font-size="40pt" style:font-size-asian="40pt" style:font-size-complex="40pt"/>
    </style:style>
    <style:style style:name="T1" style:family="text">
      <style:text-properties fo:color="#3465a4" style:text-line-through-style="none" style:text-position="0% 58%" style:font-name="Calibri1" fo:font-size="127.800003051758pt" fo:letter-spacing="normal" fo:font-style="normal" style:text-underline-style="none" fo:font-weight="normal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color="#8b8b8b" style:text-line-through-style="none" style:text-position="0% 58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08080" style:text-line-through-style="none" style:text-position="0% 58%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4" style:family="text">
      <style:text-properties fo:color="#333333" style:text-line-through-style="none" style:text-position="0% 58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579d1c" fo:font-size="24pt" style:font-size-asian="24pt" style:font-size-complex="24pt"/>
    </style:style>
    <style:style style:name="T6" style:family="text">
      <style:text-properties fo:color="#3465a4" fo:font-size="40pt" style:font-size-asian="40pt" style:font-size-complex="40pt"/>
    </style:style>
    <style:style style:name="T7" style:family="text">
      <style:text-properties fo:color="#000000" style:text-line-through-style="none" style:text-position="0% 58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ffffff" style:text-line-through-style="none" style:text-position="0% 58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style:text-position="0% 58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c5000b" style:text-line-through-style="none" style:text-position="0% 58%" fo:font-size="116.199996948242pt" fo:letter-spacing="normal" fo:font-style="normal" style:text-underline-style="none" fo:font-weight="normal" style:font-size-asian="116.199996948242pt" style:font-style-asian="normal" style:font-weight-asian="normal" style:font-size-complex="116.199996948242pt" style:font-style-complex="normal" style:font-weight-complex="normal"/>
    </style:style>
    <style:style style:name="T11" style:family="text">
      <style:text-properties fo:color="#3465a4" fo:font-size="72pt" style:font-size-asian="72pt" style:font-size-complex="72pt"/>
    </style:style>
    <style:style style:name="T12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3465a4" fo:font-size="48pt" style:font-size-asian="48pt" style:font-size-complex="48pt"/>
    </style:style>
    <style:style style:name="T14" style:family="text">
      <style:text-properties fo:color="#33333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fo:color="#3465a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5000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587cm" svg:height="4.08cm" svg:x="1.905cm" svg:y="1.834cm">
          <text:p text:style-name="P1"><text:span text:style-name="T1">Skedi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7cm" svg:height="8.356cm" svg:x="3.81cm" svg:y="9.616cm">
          <text:p text:style-name="P1"><text:span text:style-name="T2">Mariam Aboulfadl</text:span></text:p>
          <text:p text:style-name="P1"><text:span text:style-name="T2">Mohamed Alsherif</text:span></text:p>
          <text:p text:style-name="P1"><text:span text:style-name="T2">Yigit Günay</text:span></text:p>
          <text:p text:style-name="P1"><text:span text:style-name="T2">Tobias Schürg</text:span></text:p>
          <text:p text:style-name="P1"><text:span text:style-name="T2">Mohamed Solim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4" draw:layer="layout" svg:width="22.857cm" svg:height="4.096cm" svg:x="1.27cm" svg:y="0.301cm">
          <text:p text:style-name="P3"><text:span text:style-name="T3">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7" draw:layer="layout" svg:width="9.534cm" svg:height="1.671cm" svg:x="7.864cm" svg:y="11.6cm">
          <text:p text:style-name="P5"><text:span text:style-name="T4">Finding a common meeting time</text:span></text:p>
          <text:p text:style-name="P6"><text:span text:style-name="T4">among multiple stud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6.992cm" svg:height="1.195cm" svg:x="1.6cm" svg:y="15.4cm">
          <draw:text-box>
            <text:p><text:span text:style-name="T5">Best meeting slot</text:span></text:p>
          </draw:text-box>
        </draw:frame>
        <draw:frame draw:style-name="gr7" draw:text-style-name="P8" draw:layer="layout" svg:width="4.405cm" svg:height="1.195cm" svg:x="10.2cm" svg:y="16.2cm">
          <draw:text-box>
            <text:p><text:span text:style-name="T5">Up to date</text:span></text:p>
          </draw:text-box>
        </draw:frame>
        <draw:frame draw:style-name="gr6" draw:text-style-name="P8" draw:layer="layout" svg:width="8.401cm" svg:height="1.195cm" svg:x="16.6cm" svg:y="15cm">
          <draw:text-box>
            <text:p><text:span text:style-name="T5">Knows your calendar</text:span></text:p>
          </draw:text-box>
        </draw:frame>
        <draw:frame draw:style-name="gr6" draw:text-style-name="P8" draw:layer="layout" svg:width="2.335cm" svg:height="1.195cm" svg:x="20.665cm" svg:y="11.005cm">
          <draw:text-box>
            <text:p><text:span text:style-name="T5">clear</text:span></text:p>
          </draw:text-box>
        </draw:frame>
        <draw:frame draw:style-name="gr6" draw:text-style-name="P8" draw:layer="layout" svg:width="6.522cm" svg:height="2.139cm" svg:x="17.278cm" svg:y="6cm">
          <draw:text-box>
            <text:p text:style-name="P9"><text:span text:style-name="T5">Finding the best</text:span><text:span text:style-name="T5"><text:line-break/></text:span><text:span text:style-name="T5"> meeting slot</text:span></text:p>
          </draw:text-box>
        </draw:frame>
        <draw:frame draw:style-name="gr6" draw:text-style-name="P8" draw:layer="layout" svg:width="6.238cm" svg:height="2.139cm" svg:x="9.362cm" svg:y="5.4cm">
          <draw:text-box>
            <text:p text:style-name="P9"><text:span text:style-name="T5">Manage</text:span><text:span text:style-name="T5"><text:line-break/></text:span><text:span text:style-name="T5">multiple groups</text:span></text:p>
          </draw:text-box>
        </draw:frame>
        <draw:frame draw:style-name="gr6" draw:text-style-name="P8" draw:layer="layout" svg:width="4.922cm" svg:height="2.139cm" svg:x="1.8cm" svg:y="6.661cm">
          <draw:text-box>
            <text:p text:style-name="P9"><text:span text:style-name="T5">Knows your</text:span><text:span text:style-name="T5"><text:line-break/></text:span><text:span text:style-name="T5">schedule</text:span></text:p>
          </draw:text-box>
        </draw:frame>
        <draw:frame draw:style-name="gr6" draw:text-style-name="P8" draw:layer="layout" svg:width="4.426cm" svg:height="1.195cm" svg:x="1.2cm" svg:y="11.205cm">
          <draw:text-box>
            <text:p><text:span text:style-name="T5">It's iPhone</text:span></text:p>
          </draw:text-box>
        </draw:frame>
        <draw:frame draw:style-name="gr8" draw:text-style-name="P10" draw:layer="layout" svg:width="5.129cm" svg:height="2.03cm" svg:x="10.2cm" svg:y="9.2cm">
          <draw:text-box>
            <text:p text:style-name="P10"><text:span text:style-name="T6">Skedif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22.857cm" svg:height="3.172cm" svg:x="1.27cm" svg:y="0.763cm">
          <text:p text:style-name="P1"><text:span text:style-name="T7">Our Application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draw:layer="layout" svg:width="5.892cm" svg:height="1.998cm" svg:x="2.144cm" svg:y="4.938cm">
          <text:p text:style-name="P1"><text:span text:style-name="T8">iPhone (Client)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1" draw:layer="layout" svg:width="9.241cm" svg:height="0.001cm" svg:x="8.039cm" svg:y="5.9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9" draw:text-style-name="P2" draw:layer="layout" svg:width="5.892cm" svg:height="1.998cm" svg:x="17.283cm" svg:y="4.938cm">
          <text:p text:style-name="P1"><text:span text:style-name="T8">OAuth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5.892cm" svg:height="1.998cm" svg:x="17.283cm" svg:y="13.502cm">
          <text:p text:style-name="P1"><text:span text:style-name="T8">L2P API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draw:layer="layout" svg:width="5.892cm" svg:height="1.998cm" svg:x="2.144cm" svg:y="13.473cm">
          <text:p text:style-name="P1"><text:span text:style-name="T8">Server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11" draw:layer="layout" svg:width="0.001cm" svg:height="6.531cm" svg:x="5.091cm" svg:y="6.9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8" draw:style-name="gr9" draw:text-style-name="P2" draw:layer="layout" svg:width="5.892cm" svg:height="4.046cm" svg:x="17.283cm" svg:y="8.216cm">
          <text:p text:style-name="P1"><text:span text:style-name="T8">Success?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9" draw:style-name="gr10" draw:text-style-name="P11" draw:layer="layout" svg:width="0.001cm" svg:height="1.274cm" svg:x="20.231cm" svg:y="6.9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0" draw:style-name="gr10" draw:text-style-name="P11" draw:layer="layout" svg:width="0.001cm" svg:height="1.233cm" svg:x="20.231cm" svg:y="12.2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1" draw:style-name="gr10" draw:text-style-name="P11" draw:layer="layout" svg:width="9.241cm" svg:height="0.025cm" svg:x="8.035cm" svg:y="14.4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2" draw:style-name="gr5" draw:text-style-name="P2" draw:layer="layout" svg:width="5.513cm" svg:height="1.011cm" svg:x="10.083cm" svg:y="13.448cm">
          <text:p text:style-name="P12"><text:span text:style-name="T9">Send User’s Calendar 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2" draw:layer="layout" svg:width="0.979cm" svg:height="1.011cm" svg:x="20.41cm" svg:y="12.199cm">
          <text:p text:style-name="P12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11" draw:layer="layout" svg:width="18.084cm" svg:height="5.299cm" svg:x="5.087cm" svg:y="4.934cm">
          <text:p/>
          <draw:enhanced-geometry draw:mirror-horizontal="true" draw:mirror-vertical="true" draw:text-areas="0 0 ?f4 ?f5" svg:viewBox="0 0 0 0" draw:type="ooxml-bentConnector4" draw:modifiers="-3511 11197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CustomShape 15" draw:style-name="gr5" draw:text-style-name="P2" draw:layer="layout" svg:width="4.997cm" svg:height="1.011cm" svg:x="7.042cm" svg:y="9.574cm">
          <text:p text:style-name="P12"><text:span text:style-name="T9">Send / Receive HTTP Requ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2" draw:layer="layout" svg:width="0.933cm" svg:height="1.011cm" svg:x="23.975cm" svg:y="8.489cm">
          <text:p text:style-name="P12"><text:span text:style-name="T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2" draw:layer="layout" svg:width="2.021cm" svg:height="1.011cm" svg:x="11.788cm" svg:y="4.89cm">
          <text:p text:style-name="P12"><text:span text:style-name="T9">First Lo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" draw:text-style-name="P2" draw:layer="layout" svg:width="20.344cm" svg:height="6.016cm" draw:transform="skewX (6.08628677085591E-017) rotate (0.39392081217512) translate (3.3cm 9.443cm)">
          <text:p text:style-name="P13"><text:span text:style-name="T10">Remov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14" draw:layer="layout" svg:width="10.103cm" svg:height="5.925cm" svg:x="7.8cm" svg:y="6.075cm">
          <draw:text-box>
            <text:p text:style-name="P14"><text:span text:style-name="T11">Skedify</text:span></text:p>
            <text:p text:style-name="P14"><text:span text:style-name="T11">In action</text:span></text:p>
          </draw:text-box>
        </draw:frame>
        <presentation:notes draw:style-name="dp3">
          <draw:frame draw:name="PlaceHolder 1" presentation:style-name="pr4" draw:text-style-name="P2" draw:layer="layout" svg:width="16.797cm" svg:height="13.363cm" svg:x="2.1cm" svg:y="14.107cm" presentation:class="notes" presentation:user-transformed="true">
            <draw:text-box>
              <text:p text:style-name="P13"><text:span text:style-name="T12">Maybe add some screenshots... ?!?</text:span></text:p>
            </draw:text-box>
          </draw:frame>
        </presentation:notes>
      </draw:page>
      <draw:page draw:name="page5" draw:style-name="dp1" draw:master-page-name="Blank_20_Slide">
        <draw:frame draw:style-name="gr6" draw:text-style-name="P15" draw:layer="layout" svg:width="16.877cm" svg:height="2.143cm" svg:x="4.4cm" svg:y="1.6cm">
          <draw:text-box>
            <text:p text:style-name="P15"><text:span text:style-name="T13">Forecast / Conclusion</text:span></text:p>
          </draw:text-box>
        </draw:frame>
        <draw:frame draw:style-name="gr12" draw:text-style-name="P16" draw:layer="layout" svg:width="22cm" svg:height="4.988cm" svg:x="2.2cm" svg:y="5.4cm">
          <draw:text-box>
            <text:list text:style-name="L5">
              <text:list-item>
                <text:p text:style-name="P16"><text:span text:style-name="T14">Secure authentication</text:span><text:span text:style-name="T14"><text:line-break/></text:span><text:span text:style-name="T14"/></text:p>
              </text:list-item>
              <text:list-item>
                <text:p text:style-name="P16"><text:span text:style-name="T14">Email notification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e7fcc" draw:end-color="#a4c1ff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position="0% 58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7cm" svg:height="4.097cm" svg:x="1.27cm" svg:y="0.30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12.569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4T08:47:28.282286000</dc:date>
    <meta:generator>LibreOffice/4.1.4.2$MacOSX_x86 LibreOffice_project/0a0440ccc0227ad9829de5f46be37cfb6edcf72</meta:generator>
    <meta:editing-duration>P0D</meta:editing-duration>
    <meta:editing-cycles>1</meta:editing-cycles>
    <meta:document-statistic meta:object-count="77"/>
  </office:meta>
</office:document-meta>
</file>